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9.75cm" fo:min-width="9.5cm" fo:padding-top="0.175cm" fo:padding-bottom="0.175cm" fo:padding-left="0.3cm" fo:padding-right="0.3cm" fo:wrap-option="wrap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9.75cm" fo:min-width="9.5cm" fo:padding-top="0.175cm" fo:padding-bottom="0.175cm" fo:padding-left="0.3cm" fo:padding-right="0.3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CommandV" draw:style-name="gr1" draw:text-style-name="P1" draw:layer="layout" svg:width="10cm" svg:height="10cm" svg:x="2cm" svg:y="2cm">
          <text:p/>
          <draw:enhanced-geometry svg:viewBox="0 0 100 100" draw:type="non-primitive" draw:enhanced-path="V 0 0 50 100 0 50 25 0 50 0 100 100 75 0 100 50 N"/>
        </draw:custom-shape>
        <draw:custom-shape draw:name="CommandB" draw:style-name="gr2" draw:text-style-name="P1" draw:layer="layout" svg:width="10cm" svg:height="10cm" svg:x="16cm" svg:y="2cm">
          <text:p/>
          <draw:enhanced-geometry svg:viewBox="0 0 100 100" draw:type="non-primitive" draw:enhanced-path="B 0 0 50 100 0 50 25 100 50 0 100 100 75 100 100 50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2-05-05T15:23:26.682000000</meta:creation-date>
    <dc:date>2022-05-05T15:41:40.663000000</dc:date>
    <dc:creator>Regina Henschel</dc:creator>
    <meta:editing-duration>PT8M50S</meta:editing-duration>
    <meta:editing-cycles>4</meta:editing-cycles>
    <meta:generator>LO_732/7.3.2.2$Windows_X86_64 LibreOffice_project/49f2b1bff42cfccbd8f788c8dc32c1c309559be0</meta:generator>
    <meta:document-statistic meta:object-count="22"/>
  </office:meta>
</office:document-meta>
</file>